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note">
      <style:text-properties officeooo:rsid="055aae2a" officeooo:paragraph-rsid="055aae2a"/>
    </style:style>
    <style:style style:name="P2" style:family="paragraph" style:parent-style-name="Footnote">
      <style:text-properties officeooo:rsid="055c0a8f" officeooo:paragraph-rsid="055c0a8f"/>
    </style:style>
    <style:style style:name="P3" style:family="paragraph" style:parent-style-name="Footnote">
      <style:text-properties officeooo:rsid="055e4994" officeooo:paragraph-rsid="055e4994"/>
    </style:style>
    <style:style style:name="P4" style:family="paragraph" style:parent-style-name="Footnote">
      <style:text-properties officeooo:rsid="055faa1f" officeooo:paragraph-rsid="055faa1f"/>
    </style:style>
    <style:style style:name="P5" style:family="paragraph" style:parent-style-name="Text_20_body">
      <style:paragraph-properties fo:text-align="center" style:justify-single-word="false"/>
      <style:text-properties style:font-name="Sanskrit 2003" fo:font-size="13pt" officeooo:paragraph-rsid="000e40f5" style:font-size-asian="13pt" style:font-name-complex="Sanskrit 2003" style:font-size-complex="13pt"/>
    </style:style>
    <style:style style:name="P6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0e40f5" style:font-size-asian="13pt" style:font-name-complex="Sanskrit 2003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5581079" style:font-weight-asian="bold" style:font-weight-complex="bold"/>
    </style:style>
    <style:style style:name="T3" style:family="text">
      <style:text-properties officeooo:rsid="0557b261"/>
    </style:style>
    <style:style style:name="T4" style:family="text">
      <style:text-properties officeooo:rsid="0559cb04"/>
    </style:style>
    <style:style style:name="T5" style:family="text">
      <style:text-properties officeooo:rsid="055aae2a"/>
    </style:style>
    <style:style style:name="T6" style:family="text">
      <style:text-properties officeooo:rsid="055b0ab8"/>
    </style:style>
    <style:style style:name="T7" style:family="text">
      <style:text-properties fo:color="#000000"/>
    </style:style>
    <style:style style:name="T8" style:family="text">
      <style:text-properties fo:color="#000000" officeooo:rsid="055b0ab8"/>
    </style:style>
    <style:style style:name="T9" style:family="text">
      <style:text-properties fo:color="#000000" officeooo:rsid="0557b261"/>
    </style:style>
    <style:style style:name="T10" style:family="text">
      <style:text-properties fo:color="#000000" officeooo:rsid="055c0a8f"/>
    </style:style>
    <style:style style:name="T11" style:family="text">
      <style:text-properties officeooo:rsid="055c0a8f"/>
    </style:style>
    <style:style style:name="T12" style:family="text">
      <style:text-properties officeooo:rsid="055de2a7"/>
    </style:style>
    <style:style style:name="T13" style:family="text">
      <style:text-properties officeooo:rsid="055e4994"/>
    </style:style>
    <style:style style:name="T14" style:family="text">
      <style:text-properties officeooo:rsid="055faa1f"/>
    </style:style>
    <style:style style:name="T15" style:family="text">
      <style:text-properties officeooo:rsid="056171cf"/>
    </style:style>
    <style:style style:name="T16" style:family="text">
      <style:text-properties officeooo:rsid="0561a5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वासुदेव</text:span><text:span text:style-name="T2">ादि देवतानां </text:span><text:span text:style-name="T1">प्रतिष्ठादिविधिः</text:span> ।<text:line-break/><text:span text:style-name="T3">श्री</text:span>भगवानुवाच -<text:line-break/>पिण्डिकास्थापनार्थन्तु गर्भागारं तु सप्तधा । <text:line-break/>विभजेद्ब्रह्मभागे तु प्रतिमां स्थापयेद्बुधः ॥१<text:span text:style-name="T3">॥</text:span> <text:line-break/>देवम<text:span text:style-name="T4">ा</text:span>नुषपैशाचभागेषु न कदाचन । <text:line-break/>ब्रह्मभागं परित्यज्य किञ्चिदाश्रित्य चाण्डज ॥२<text:span text:style-name="T3">॥</text:span> <text:line-break/>देवमानुषभागाभ्यां स्थाप्या यत्नात्तु पिण्डिका । <text:s/><text:line-break/>नपुंसकशिलायान्तु रत्नन्यासं समाचरेत् ॥३<text:span text:style-name="T3">॥</text:span> <text:line-break/>नारसिंहेन हुत्वा<text:span text:style-name="T4">ऽ</text:span>थ रत्नन्यासं <text:s/>च तेन वै । </text:p>
      <text:p text:style-name="P6">व्रीहीन्रत्ना<text:span text:style-name="T4">नि </text:span>धातूंश्च लोहा<text:span text:style-name="T5">न्वै च</text:span>न्दनादिकान् ॥४<text:span text:style-name="T3">॥</text:span> <text:line-break/>पूर्वादिनवग<text:span text:style-name="T5">र्ते</text:span>षु न्यसेन्मध्ये यथारुचि । <text:line-break/>अथ चेन्द्रादिमन्त्रैश्च ग<text:span text:style-name="T5">र्तं</text:span> गुग्गुलुना<text:span text:style-name="T5">ऽऽ</text:span>वृत<text:span text:style-name="T5">म्</text:span> ॥५<text:span text:style-name="T3">॥</text:span> <text:line-break/>रत्नन्यासविधिं कृत्वा प्रतिमामालभेद्गुरुः । <text:line-break/>सशलाकैर्दर्भपुञ्जैः सहदेवैः समन्वितैः ॥६<text:span text:style-name="T3">॥</text:span> <text:line-break/>स<text:span text:style-name="T5">बा</text:span>ह्य<text:span text:style-name="T5">ा</text:span>न्तैश्च संस्कृत्य पञ्चगव्येन शोधयेत् । <text:s/><text:line-break/><text:note text:id="ftn492" text:note-class="footnote"><text:note-citation>1</text:note-citation><text:note-body><text:p text:style-name="P1">प्रोक्षयेद्गन्धतोयेन</text:p></text:note-body></text:note>प्रोक्षये<text:span text:style-name="T5">र्</text:span>द्दर्भतोयेन <text:s/>नदीतीर्थोदकेन च ॥७<text:span text:style-name="T3">॥</text:span> <text:line-break/>होमार्थे स्थण्डिलं कु<text:span text:style-name="T5">र्या</text:span>त्सिकताभिः समन्ततः । <text:line-break/>सा<text:span text:style-name="T5">र्ध</text:span>हस्तप्रमाणं तु चतुरस्रं सुशोभन<text:span text:style-name="T5">म्</text:span> ॥८<text:span text:style-name="T3">॥</text:span> <text:line-break/>अष्टदिक्षु यथान्यासं कलशानपि विन्यसेत् । <text:line-break/>पूर्वाद्यानष्ट वर्णेन अग्निमानीय संस्कृत<text:span text:style-name="T5">म्</text:span> ॥९<text:span text:style-name="T3">॥</text:span> <text:line-break/>त्वमग्ने द्युभिरिति <text:span text:style-name="T5">च </text:span>गायत्र्या समिधो हुनेत् । <text:line-break/><text:note text:id="ftn493" text:note-class="footnote"><text:note-citation>2</text:note-citation><text:note-body><text:p text:style-name="P1">अष्टान्तेनाष्टशतक</text:p></text:note-body></text:note>अष्टार्णेनाष्टशतक<text:span text:style-name="T5">मा</text:span>ज्यं पूर्णां प्रदापयेत् ॥१०<text:span text:style-name="T3">॥</text:span> <text:line-break/><text:soft-page-break/>शान्त्युदक<text:span text:style-name="T5">मा</text:span>म्रपत्रै<text:span text:style-name="T5">र्</text:span>मूलेन<text:note text:id="ftn494" text:note-class="footnote"><text:note-citation>3</text:note-citation><text:note-body><text:p text:style-name="Footnote"><text:s/><text:span text:style-name="T5">ताम्रपत्रे मूलेन</text:span></text:p></text:note-body></text:note> शतमन्त्रित<text:span text:style-name="T5">म्</text:span> ।<text:line-break/>सिञ्चेद्देवस्य तन्मू<text:span text:style-name="T5">र्ध्नि</text:span> श्रीश्च ते ह्यनया ऋचा ॥११<text:span text:style-name="T3">॥</text:span> <text:line-break/>ब्रह्मयानेन चोद्धृत्य उत्तिष्ठ ब्रह्मणस्पते ।<text:line-break/><text:span text:style-name="T5">त्वं वि</text:span>ष्णोरिति मन्त्रेण प्रासादाभिमुखं नयेत् ॥१२<text:span text:style-name="T3">॥</text:span> <text:line-break/>शि<text:span text:style-name="T6">बि</text:span>कायां हरिं स्थाप्य भ्रामयीत पुरादिक<text:span text:style-name="T6">म्</text:span> । <text:line-break/>गीतवेदादिशब्दैश्च प्रासादद्वारि धारयेत् ॥१३<text:span text:style-name="T3">॥</text:span> </text:p>
      <text:p text:style-name="P6">स्त्रीभिर्विप्रैर्मङ्गलाष्टघटैः संस्नापयेद्धरि<text:span text:style-name="T6">म्</text:span> ।<text:line-break/>ततो गन्धादिना<text:span text:style-name="T6">ऽ</text:span>भ्यर्च्य मूलमन्त्रेण देशिकः ॥१४<text:span text:style-name="T3">॥</text:span> <text:line-break/>अतो देवेति वस्त्राद्यमष्टाङ्गार्घ्यं निवेद्य च ।<text:line-break/>स्थिरे लग्ने पिण्डिकायां देवस्य त्वेति धारयेत् ॥१५<text:span text:style-name="T3">॥</text:span> <text:line-break/><text:span text:style-name="T6">ॐ</text:span> त्रैलोक्यविक्रान्ताय नमस्ते<text:span text:style-name="T6">ऽ</text:span>स्तु त्रिविक्रम ।<text:line-break/>संस्थ<text:span text:style-name="T6">ा</text:span>प्य पिण्डिकायान्तु स्थिरं कु<text:span text:style-name="T6">र्या</text:span>द्विचक्षणः ॥१६<text:span text:style-name="T3">॥</text:span> <text:line-break/>ध्रुवा द्यौरिति मन्त्रेण विश्वतश्चक्षुरित्यपि ।<text:line-break/><text:span text:style-name="T7">पञ्चगव्येन संस्नाप्य क्षाल्य गन्ध</text:span><text:span text:style-name="T8">ो</text:span><text:span text:style-name="T7">दकेन च ॥१७</text:span><text:span text:style-name="T9">॥</text:span><text:span text:style-name="T7"> <text:line-break/>पूजयेत्सकलीकृत्य साङ्गं सावरणं हरि</text:span><text:span text:style-name="T8">म्</text:span><text:span text:style-name="T7"> । <text:line-break/>ध्यायेत्</text:span><text:span text:style-name="T10">खं</text:span><text:span text:style-name="T10"><text:note text:id="ftn0" text:note-class="footnote"><text:note-citation>4</text:note-citation><text:note-body><text:p text:style-name="P2">ध्यायेत्खातस्य मूर्तिस्तु</text:p></text:note-body></text:note></text:span><text:span text:style-name="T7"> त</text:span><text:span text:style-name="T10">त्र</text:span><text:span text:style-name="T7"> मू</text:span><text:span text:style-name="T10">र्तिं तु</text:span><text:span text:style-name="T7"> पृथिवी तस्य पीठिका ॥१८</text:span><text:span text:style-name="T9">॥</text:span><text:span text:style-name="T7"> </text:span><text:line-break/>कल्पयेद्विग्रहं तस्य तैजसैः परमाणुभिः ।<text:line-break/>जीवमावाहयिष्यामि पञ्चविंशतितत्त्वग<text:span text:style-name="T11">म्</text:span> ॥१९<text:span text:style-name="T3">॥</text:span> <text:line-break/>चैतन्यं परमानन्दं जाग्रत्स्वप्नविवर्जित<text:span text:style-name="T12">म्</text:span> । <text:s/><text:line-break/>देहेन्द्रियमनोबुद्धिप्राणाहङ्कारवर्जित<text:span text:style-name="T12">म्</text:span> ॥२०<text:span text:style-name="T3">॥</text:span> <text:line-break/>ब्रह्मादिस्तम्बप<text:span text:style-name="T12">र्य</text:span>न्तं हृदयेषु व्यवस्थित<text:span text:style-name="T12">म्</text:span> । <text:s/><text:line-break/>हृदयात्प्रतिमा<text:span text:style-name="T12">बि</text:span>म्बे स्थिरो भव परेश्वर ॥२१<text:span text:style-name="T3">॥</text:span> <text:line-break/><text:soft-page-break/>सजीवं कुरु बिम्बं त्वं स<text:span text:style-name="T12">बा</text:span>ह्याभ्यन्तरस्थितः । <text:s/><text:line-break/>अङ्गुष्ठमात्रः पुरुषो देहोपाधिषु संस्थितः ॥२२<text:span text:style-name="T3">॥</text:span> <text:line-break/>ज्योतिर्ज्ञानं परं ब्रह्म एकमेवाद्वितीयक<text:span text:style-name="T13">म्</text:span> । <text:s/><text:line-break/>सजीवीकरणं कृत्वा प्रणवेन निबोधयेत् ॥२३<text:span text:style-name="T3">॥</text:span> <text:line-break/>सान्निध्यकरण<text:span text:style-name="T13">ं ना</text:span>म हृदयं स्पृश्य वै जपेत् । <text:s/><text:line-break/>सूक्तन्तु पौरुषं ध्यायन्<text:span text:style-name="T13">नि</text:span>दं गुह्यमनुं जपेत् ॥२४<text:span text:style-name="T3">॥</text:span> <text:line-break/>नमस्ते<text:span text:style-name="T13">ऽ</text:span>स्तु सुरेशाय सन्तोषविभवात्मने । <text:s/></text:p>
      <text:p text:style-name="P6">ज्ञानविज्ञानरूपाय ब्रह्मतेजोनुयायिने ॥२५<text:span text:style-name="T3">॥</text:span> <text:line-break/>गुणातिक्रान्त<text:span text:style-name="T13">रूपा</text:span>य<text:note text:id="ftn495" text:note-class="footnote"><text:note-citation>5</text:note-citation><text:note-body><text:p text:style-name="P3">क्रान्तदेशाय</text:p></text:note-body></text:note> पुरुषाय महात्मने । <text:s/><text:line-break/>अक्षयाय पुराणाय विष्णो सन्निहितो भव ॥२६<text:span text:style-name="T3">॥</text:span> <text:line-break/>यच्च ते परमं तत्त्वं यच्च ज्ञानमयं वपुः । <text:s/><text:line-break/>तत्सर्वमेकतो <text:note text:id="ftn496" text:note-class="footnote"><text:note-citation>6</text:note-citation><text:note-body><text:p text:style-name="P4">नीतमस्मिन्देहे</text:p></text:note-body></text:note>लीनमस्मिन्देहे विबुध्यता<text:span text:style-name="T14">म्</text:span> ॥२७<text:span text:style-name="T3">॥</text:span> <text:line-break/>आत्मानं सन्निधीकृत्य ब्रह्मादिपरिवारकान् । <text:s/><text:line-break/>स्वनाम्ना स्थापयेदन्यानायुधादीन्<text:span text:style-name="T14">स</text:span>मुद्रया ॥२८<text:span text:style-name="T3">॥</text:span> <text:line-break/>यात्रावर्षादिकं <text:note text:id="ftn497" text:note-class="footnote"><text:note-citation>7</text:note-citation><text:note-body><text:p text:style-name="P4">कृत्वा</text:p></text:note-body></text:note>दृष्ट्वा <text:s/>ज्ञेयः सन्निहितो हरिः । <text:s/><text:line-break/>नत्वा स्तुत्वा स्तवाद्यैश्च जप्त्वा चाष्टाक्षरादिक<text:span text:style-name="T15">म्</text:span> ॥२९<text:span text:style-name="T3">॥</text:span> <text:line-break/>चण्डप्रचण्डौ द्वारस्थौ निर्गत्याभ्यर्चयेद्गुरुः । <text:line-break/><text:span text:style-name="T15">अथ </text:span>मण्डपमासाद्य गरुडं स्थाप्य पूजयेत् ॥३०<text:span text:style-name="T3">॥</text:span> <text:line-break/>दिगीशान्दिशि देवांश्च स्थाप्य सम्पूज्य देशिकः । <text:s/><text:line-break/>वि<text:span text:style-name="T15">ष्व</text:span>क्सेनं तु संस्थाप्य शङ्खचक्रादि पूजयेत् ॥३१<text:span text:style-name="T3">॥</text:span> <text:line-break/>सर्वपार्षदकेभ्यश्च बलिं भूतेभ्य अर्पयेत् । <text:s/><text:line-break/><text:soft-page-break/><text:span text:style-name="T15">ग्रा</text:span>मवस्त्रसुवर्णादि गुरवे दक्षिणां ददेत् ॥३२<text:span text:style-name="T3">॥</text:span> <text:line-break/>यागोपयोगिद्रव्याद्यमाचा<text:span text:style-name="T15">र्या</text:span>य नरो<text:span text:style-name="T15">ऽ</text:span>र्पयेत् । <text:line-break/>आचा<text:span text:style-name="T15">र्य</text:span>दक्षिणा<text:span text:style-name="T15">र्धं तु</text:span> ऋत्विग्भ्यो दक्षिणां ददेत् ॥३३<text:span text:style-name="T3">॥</text:span> <text:line-break/>अन्येभ्यो दक्षिणां दद्याद्भोजयेद् ब्राह्मणांस्ततः । <text:s/><text:line-break/>अवारितान्फलान् दद्याद्यजमानाय वै गुरुः ॥३४<text:span text:style-name="T3">॥</text:span> <text:line-break/>विष्णुं नयेत्प्रतिष्ठाता चा<text:span text:style-name="T16">ऽऽ</text:span>त्मना सकलं कुल<text:span text:style-name="T16">म्</text:span> । </text:p>
      <text:p text:style-name="P5">सर्वेषामेव देवानामेष साधारणो विधिः ॥३५॥<text:line-break/>मूलमन्त्राः पृथक्तेषां शेषं का<text:span text:style-name="T16">र्यं</text:span> समानक<text:span text:style-name="T16">म्</text:span> ॥३<text:span text:style-name="T3">६</text:span>॥ </text:p>
      <text:p text:style-name="P5">इत्यादिमहापुराणे आग्नेये वासुदेवप्रतिष्ठादिकथनं नाम षष्टितमोऽध्यायः ॥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5" style:display-name="Numbering 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i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12:04:43.606070315</meta:creation-date>
    <dc:date>2017-05-31T12:05:42.521797750</dc:date>
    <meta:editing-duration>PT59S</meta:editing-duration>
    <meta:editing-cycles>1</meta:editing-cycles>
    <meta:document-statistic meta:table-count="0" meta:image-count="0" meta:object-count="0" meta:page-count="4" meta:paragraph-count="13" meta:word-count="377" meta:character-count="1905" meta:non-whitespace-character-count="1459"/>
    <meta:generator>LibreOffice/5.1.6.2$Linux_X86_64 LibreOffice_project/10m0$Build-2</meta:generator>
  </office:meta>
</office:document-meta>
</file>